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8238"/>
    </style:style>
    <style:style style:name="P2" style:family="paragraph" style:parent-style-name="Standard">
      <style:text-properties fo:font-size="15pt" fo:font-weight="bold" officeooo:paragraph-rsid="000e8238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0451c"/>
    </style:style>
    <style:style style:name="P4" style:family="paragraph" style:parent-style-name="Standard">
      <style:text-properties officeooo:rsid="0010451c" officeooo:paragraph-rsid="0010451c"/>
    </style:style>
    <style:style style:name="P5" style:family="paragraph" style:parent-style-name="Standard">
      <style:text-properties officeooo:paragraph-rsid="00105443"/>
    </style:style>
    <style:style style:name="P6" style:family="paragraph" style:parent-style-name="Standard">
      <style:text-properties officeooo:rsid="00105443" officeooo:paragraph-rsid="00105443"/>
    </style:style>
    <style:style style:name="P7" style:family="paragraph" style:parent-style-name="Standard">
      <style:text-properties fo:color="#000000" officeooo:rsid="0011127e" officeooo:paragraph-rsid="0011127e"/>
    </style:style>
    <style:style style:name="P8" style:family="paragraph" style:parent-style-name="Text_20_body">
      <style:text-properties officeooo:paragraph-rsid="00105443"/>
    </style:style>
    <style:style style:name="P9" style:family="paragraph" style:parent-style-name="Text_20_body" style:list-style-name="L2">
      <style:paragraph-properties fo:margin-top="0cm" fo:margin-bottom="0cm" loext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officeooo:rsid="000e82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8238" style:font-weight-asian="bold" style:font-weight-complex="bold"/>
    </style:style>
    <style:style style:name="T4" style:family="text">
      <style:text-properties fo:font-weight="bold" officeooo:rsid="0010451c" style:font-weight-asian="bold" style:font-weight-complex="bold"/>
    </style:style>
    <style:style style:name="T5" style:family="text">
      <style:text-properties fo:font-weight="bold" officeooo:rsid="00105443" style:font-weight-asian="bold" style:font-weight-complex="bold"/>
    </style:style>
    <style:style style:name="T6" style:family="text">
      <style:text-properties fo:font-weight="bold" officeooo:rsid="00105443" style:font-weight-asian="bold" style:font-weight-complex="bold" loext:padding="0cm" loext:border="none"/>
    </style:style>
    <style:style style:name="T7" style:family="text">
      <style:text-properties fo:font-weight="bold" officeooo:rsid="00115bb1" style:font-weight-asian="bold" style:font-weight-complex="bold"/>
    </style:style>
    <style:style style:name="T8" style:family="text">
      <style:text-properties fo:font-size="15pt" officeooo:rsid="000e8238" style:font-size-asian="15pt" style:font-size-complex="15pt"/>
    </style:style>
    <style:style style:name="T9" style:family="text">
      <style:text-properties fo:font-size="15pt" fo:font-weight="bold" officeooo:rsid="000e8238" style:font-size-asian="15pt" style:font-weight-asian="bold" style:font-size-complex="15pt" style:font-weight-complex="bold"/>
    </style:style>
    <style:style style:name="T10" style:family="text">
      <style:text-properties fo:font-size="14pt" fo:font-weight="bold" officeooo:rsid="000e8238" style:font-size-asian="14pt" style:font-weight-asian="bold" style:font-size-complex="14pt" style:font-weight-complex="bold"/>
    </style:style>
    <style:style style:name="T11" style:family="text">
      <style:text-properties officeooo:rsid="0010451c"/>
    </style:style>
    <style:style style:name="T12" style:family="text">
      <style:text-properties fo:font-weight="normal" officeooo:rsid="000e8238" style:font-weight-asian="normal" style:font-weight-complex="normal"/>
    </style:style>
    <style:style style:name="T13" style:family="text">
      <style:text-properties fo:font-weight="normal" officeooo:rsid="0010451c" style:font-weight-asian="normal" style:font-weight-complex="normal"/>
    </style:style>
    <style:style style:name="T14" style:family="text">
      <style:text-properties fo:font-style="italic" fo:font-weight="bold" officeooo:rsid="0010451c" style:font-style-asian="italic" style:font-weight-asian="bold" style:font-style-complex="italic" style:font-weight-complex="bold"/>
    </style:style>
    <style:style style:name="T15" style:family="text">
      <style:text-properties fo:color="#ef413d" fo:font-weight="bold" style:font-weight-asian="bold" style:font-weight-complex="bold"/>
    </style:style>
    <style:style style:name="T16" style:family="text">
      <style:text-properties fo:color="#ef413d" fo:font-weight="bold" officeooo:rsid="00105443" style:font-weight-asian="bold" style:font-weight-complex="bold"/>
    </style:style>
    <style:style style:name="T17" style:family="text">
      <style:text-properties fo:color="#ef413d" fo:font-weight="bold" officeooo:rsid="0011127e" style:font-weight-asian="bold" style:font-weight-complex="bold"/>
    </style:style>
    <style:style style:name="T18" style:family="text">
      <style:text-properties fo:color="#0066b3" fo:font-weight="bold" officeooo:rsid="00105443" style:font-weight-asian="bold" style:font-weight-complex="bold"/>
    </style:style>
    <style:style style:name="T19" style:family="text">
      <style:text-properties fo:color="#0066b3" fo:font-weight="bold" officeooo:rsid="0011127e" style:font-weight-asian="bold" style:font-weight-complex="bold"/>
    </style:style>
    <style:style style:name="T20" style:family="text">
      <style:text-properties fo:color="#0066b3" fo:font-weight="bold" officeooo:rsid="00115bb1" style:font-weight-asian="bold" style:font-weight-complex="bold"/>
    </style:style>
    <style:style style:name="T21" style:family="text">
      <style:text-properties fo:color="#000000" fo:font-weight="bold" officeooo:rsid="00105443" style:font-weight-asian="bold" style:font-weight-complex="bold"/>
    </style:style>
    <style:style style:name="T22" style:family="text">
      <style:text-properties fo:color="#000000" fo:font-weight="bold" officeooo:rsid="00105443" style:font-weight-asian="bold" style:font-weight-complex="bold" loext:padding="0cm" loext:border="none"/>
    </style:style>
    <style:style style:name="T23" style:family="text">
      <style:text-properties fo:color="#fcd3c1" fo:font-weight="bold" officeooo:rsid="00105443" style:font-weight-asian="bold" style:font-weight-complex="bold"/>
    </style:style>
    <style:style style:name="T24" style:family="text">
      <style:text-properties fo:color="#72bf44" fo:font-weight="bold" officeooo:rsid="00105443" style:font-weight-asian="bold" style:font-weight-complex="bold"/>
    </style:style>
    <style:style style:name="T25" style:family="text">
      <style:text-properties fo:color="#8f187c" fo:font-weight="bold" style:font-weight-asian="bold" style:font-weight-complex="bold"/>
    </style:style>
    <style:style style:name="T26" style:family="text">
      <style:text-properties fo:color="#8f187c" fo:font-weight="bold" officeooo:rsid="00105443" style:font-weight-asian="bold" style:font-weight-complex="bold"/>
    </style:style>
    <style:style style:name="T27" style:family="text">
      <style:text-properties fo:color="#8f187c" fo:font-weight="bold" officeooo:rsid="00105443" style:font-weight-asian="bold" style:font-weight-complex="bold" loext:padding="0cm" loext:border="none"/>
    </style:style>
    <style:style style:name="T28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9">HADOOP VERSION 3.3.5</text:span><text:span text:style-name="T8"><text:line-break/></text:span></text:p>
      <text:p text:style-name="P1"><text:span text:style-name="T9">Word Count DSBDA</text:span><text:span text:style-name="T1"><text:line-break/></text:span></text:p>
      <text:p text:style-name="P2"><text:span text:style-name="T1">WordCount.java</text:span></text:p>
      <text:p text:style-name="P1"><text:span text:style-name="T1">import org.apache.hadoop.conf.*;</text:span></text:p>
      <text:p text:style-name="P1"><text:span text:style-name="T1">import org.apache.hadoop.fs.*;</text:span></text:p>
      <text:p text:style-name="P1"><text:span text:style-name="T1">import org.apache.hadoop.io.*;</text:span></text:p>
      <text:p text:style-name="P1"><text:span text:style-name="T1">import org.apache.hadoop.mapreduce.*;</text:span></text:p>
      <text:p text:style-name="P1"><text:span text:style-name="T1">import org.apache.hadoop.mapreduce.lib.input.*;</text:span></text:p>
      <text:p text:style-name="P1"><text:span text:style-name="T1">import org.apache.hadoop.mapreduce.lib.output.*;</text:span></text:p>
      <text:p text:style-name="P1"/>
      <text:p text:style-name="P1"><text:span text:style-name="T1">public class WordCount {</text:span></text:p>
      <text:p text:style-name="P1"><text:span text:style-name="T1"><text:s text:c="4"/>public static void main(String[] args) throws Exception {</text:span></text:p>
      <text:p text:style-name="P1"><text:span text:style-name="T1"><text:s text:c="8"/>Configuration conf = new Configuration();</text:span></text:p>
      <text:p text:style-name="P1"><text:span text:style-name="T1"><text:s text:c="8"/>Job job = Job.getInstance(conf, "word count");</text:span></text:p>
      <text:p text:style-name="P1"/>
      <text:p text:style-name="P1"><text:span text:style-name="T1"><text:s text:c="8"/>job.setJarByClass(WordCount.class);</text:span></text:p>
      <text:p text:style-name="P1"><text:span text:style-name="T1"><text:s text:c="8"/>job.setMapperClass(WordCountMapper.class);</text:span></text:p>
      <text:p text:style-name="P1"><text:span text:style-name="T1"><text:s text:c="8"/>job.setCombinerClass(WordCountReducer.class);</text:span></text:p>
      <text:p text:style-name="P1"><text:span text:style-name="T1"><text:s text:c="8"/>job.setReducerClass(WordCountReducer.class);</text:span></text:p>
      <text:p text:style-name="P1"/>
      <text:p text:style-name="P1"><text:span text:style-name="T1"><text:s text:c="8"/>job.setOutputKeyClass(Text.class);</text:span></text:p>
      <text:p text:style-name="P1"><text:span text:style-name="T1"><text:s text:c="8"/>job.setOutputValueClass(IntWritable.class);</text:span></text:p>
      <text:p text:style-name="P1"/>
      <text:p text:style-name="P1"><text:span text:style-name="T1"><text:s text:c="8"/>FileInputFormat.addInputPath(job, new Path(args[0]));</text:span></text:p>
      <text:p text:style-name="P1"><text:span text:style-name="T1"><text:s text:c="8"/>FileOutputFormat.setOutputPath(job, new Path(args[1]));</text:span></text:p>
      <text:p text:style-name="P1"/>
      <text:p text:style-name="P1"><text:span text:style-name="T1"><text:s text:c="8"/>System.exit(job.waitForCompletion(true) ? 0 : 1);</text:span></text:p>
      <text:p text:style-name="P1"><text:span text:style-name="T1"><text:s text:c="4"/>}</text:span></text:p>
      <text:p text:style-name="P1"><text:span text:style-name="T1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line-break/></text:span></text:p>
      <text:p text:style-name="P1"><text:soft-page-break/><text:span text:style-name="T9">WordCountMapper.java</text:span><text:span text:style-name="T1"><text:line-break/>import java.io.IOException;</text:span></text:p>
      <text:p text:style-name="P1"><text:span text:style-name="T1">import org.apache.hadoop.io.*;</text:span></text:p>
      <text:p text:style-name="P1"><text:span text:style-name="T1">import org.apache.hadoop.mapreduce.*;</text:span></text:p>
      <text:p text:style-name="P1"/>
      <text:p text:style-name="P1"><text:span text:style-name="T1">public class WordCountMapper extends Mapper&lt;LongWritable, Text, Text, IntWritable&gt; {</text:span></text:p>
      <text:p text:style-name="P1"><text:span text:style-name="T1"><text:s text:c="4"/>private final static IntWritable one = new IntWritable(1);</text:span></text:p>
      <text:p text:style-name="P1"><text:span text:style-name="T1"><text:s text:c="4"/>private Text word = new Text();</text:span></text:p>
      <text:p text:style-name="P1"/>
      <text:p text:style-name="P1"><text:span text:style-name="T1"><text:s text:c="4"/>@Override</text:span></text:p>
      <text:p text:style-name="P1"><text:span text:style-name="T1"><text:s text:c="4"/>public void map(LongWritable key, Text value, Context context) throws IOException, InterruptedException {</text:span></text:p>
      <text:p text:style-name="P1"><text:span text:style-name="T1"><text:s text:c="8"/>String line = value.toString();</text:span></text:p>
      <text:p text:style-name="P1"><text:span text:style-name="T1"><text:s text:c="8"/>String[] words = line.split("\\s+"); // Splitting by whitespace</text:span></text:p>
      <text:p text:style-name="P1"><text:span text:style-name="T1"><text:s text:c="8"/>for (String word : words) {</text:span></text:p>
      <text:p text:style-name="P1"><text:span text:style-name="T1"><text:s text:c="12"/>this.word.set(word);</text:span></text:p>
      <text:p text:style-name="P1"><text:span text:style-name="T1"><text:s text:c="12"/>context.write(this.word, one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text:line-break/><text:line-break/></text:span><text:span text:style-name="T10">WordCountReduce.java</text:span><text:span text:style-name="T1"><text:line-break/>import java.io.IOException;</text:span></text:p>
      <text:p text:style-name="P1">import org.apache.hadoop.io.*;</text:p>
      <text:p text:style-name="P1">import org.apache.hadoop.mapreduce.*;</text:p>
      <text:p text:style-name="P1"/>
      <text:p text:style-name="P1">public class WordCountReducer extends Reducer&lt;Text, IntWritable, Text, IntWritable&gt; {</text:p>
      <text:p text:style-name="P1"><text:s text:c="4"/>private IntWritable result = new IntWritable();</text:p>
      <text:p text:style-name="P1"/>
      <text:p text:style-name="P1"><text:s text:c="4"/>@Override</text:p>
      <text:p text:style-name="P1"><text:s text:c="4"/>public void reduce(Text key, Iterable&lt;IntWritable&gt; values, Context context) throws IOException, InterruptedException {</text:p>
      <text:p text:style-name="P1"><text:s text:c="8"/>int sum = 0;</text:p>
      <text:p text:style-name="P1"><text:s text:c="8"/>for (IntWritable value : values) {</text:p>
      <text:p text:style-name="P1"><text:s text:c="12"/>sum += value.get();</text:p>
      <text:p text:style-name="P1"><text:s text:c="8"/>}</text:p>
      <text:p text:style-name="P1"><text:s text:c="8"/>result.set(sum);</text:p>
      <text:p text:style-name="P1"><text:s text:c="8"/>context.write(key, result);</text:p>
      <text:p text:style-name="P1"><text:s text:c="4"/>}</text:p>
      <text:p text:style-name="P1">}<text:line-break/><text:line-break/><text:span text:style-name="T3">Step 1: Start Hadoop using </text:span></text:p>
      <text:p text:style-name="P3"><text:span text:style-name="T12">1. start-dfs.sh</text:span><text:line-break/> <text:span text:style-name="T11">2. start-yarn.sh</text:span></text:p>
      <text:p text:style-name="P3"/>
      <text:p text:style-name="P3"/>
      <text:p text:style-name="P3"/>
      <text:p text:style-name="P3"/>
      <text:p text:style-name="P3"><text:soft-page-break/><text:line-break/><text:span text:style-name="T4">Step 2: Making Class files</text:span></text:p>
      <text:p text:style-name="P3"><text:span text:style-name="T4">syntax:</text:span></text:p>
      <text:p text:style-name="P3"><text:span text:style-name="T13">javac -classpath </text:span><text:span text:style-name="T4">path_to/</text:span><text:span text:style-name="T14">hadoop-common-3.3.5.jar</text:span><text:span text:style-name="T13">:</text:span><text:span text:style-name="T4">path_to/</text:span><text:span text:style-name="T14">hadoop-mapreduce-client-core-3.3.5.jar </text:span><text:span text:style-name="T4"><text:s/></text:span><text:span text:style-name="T13">-d </text:span><text:span text:style-name="T14">path_to/all .java files<text:line-break/><text:line-break/></text:span><text:line-break/></text:p>
      <text:p text:style-name="P4">ex.</text:p>
      <text:p text:style-name="P5">javac -classpath /home/hadoop/hadoop-3.3.5/share/hadoop/common/hadoop-common-3.3.5.jar:/home/hadoop/hadoop-3.3.5/share/hadoop/mapreduce/hadoop-mapreduce-client-core-3.3.5.jar -d /home/hadoop/Documents/ WordCount.java WordCountMapper.java WordCountReducer.java<text:line-break/><text:line-break/> <text:span text:style-name="T4">Step 3: Maing .jar file using all classfiles<text:line-break/><text:line-break/><text:tab/>jar cvf WordCount.jar *.class<text:line-break/><text:line-break/>Note: *.class considers all class file from the current directory to combine and make jarfile.<text:line-break/><text:line-break/><text:line-break/></text:span><text:span text:style-name="T5">Step 4: Copying your input file to hdfs <text:line-break/><text:line-break/><text:tab/>hadoop fs -copyFromLocal </text:span><text:span text:style-name="T16">wordinput.txt</text:span><text:span text:style-name="T5"> </text:span><text:span text:style-name="T18"><text:s/>/user/hadoop/wordinput.txt</text:span><text:span text:style-name="T5"><text:line-break/><text:line-break/>Note: </text:span></text:p>
      <text:p text:style-name="P5"><text:span text:style-name="T16">red colored </text:span><text:span text:style-name="T5">file is yout file from local system. </text:span><text:span text:style-name="T18">Blue colored path</text:span><text:span text:style-name="T5"> will be path in hdf</text:span><text:span text:style-name="T7">s</text:span><text:span text:style-name="T5"> where file is stored.<text:line-break/>If you get file already exsist just change name of file in blue path it will copy flocal file to hdfs with name changed<text:line-break/>ex hadoop fs -copyFromLocal wordinput.txt /user/hadoop/</text:span><text:span text:style-name="T18">wordinput.txt<text:line-break/><text:line-break/><text:line-break/></text:span><text:span text:style-name="T21">Input.txt</text:span></text:p>
      <text:p text:style-name="P5"><text:span text:style-name="T21"/></text:p>
      <text:p text:style-name="P5"><text:span text:style-name="T21">Hello world</text:span></text:p>
      <text:p text:style-name="P5"><text:span text:style-name="T21">This is a sample input file</text:span></text:p>
      <text:p text:style-name="P5"><text:span text:style-name="T21">It contains multiple lines of text</text:span></text:p>
      <text:p text:style-name="P5"><text:span text:style-name="T21">Each line contains words</text:span></text:p>
      <text:p text:style-name="P5"><text:span text:style-name="T21">Some words may appear multiple times</text:span></text:p>
      <text:p text:style-name="P5"><text:span text:style-name="T21">This file is used for testing purposes</text:span></text:p>
      <text:p text:style-name="P5"><text:span text:style-name="T21"><text:line-break/>Step 5: Running the program<text:line-break/><text:line-break/>hadoop jar path_to..jar WordCount /user/hadoop/input.txt /user/hadoop/output<text:line-break/><text:line-break/>hadoop jar </text:span><text:span text:style-name="T16">WordCount.jar</text:span><text:span text:style-name="T21"> </text:span><text:span text:style-name="T24">WordCount</text:span><text:span text:style-name="T21"> </text:span><text:span text:style-name="T18">/user/hadoop/</text:span><text:span text:style-name="T20">word</text:span><text:span text:style-name="T18">input.txt</text:span><text:span text:style-name="T26"> /user/hadoop/output<text:line-break/><text:line-break/></text:span></text:p>
      <text:p text:style-name="P5"><text:span text:style-name="T26"/></text:p>
      <text:p text:style-name="P8"><text:soft-page-break/><text:span text:style-name="Source_20_Text"><text:span text:style-name="T22"><text:tab/>hadoop jar</text:span></text:span><text:span text:style-name="T21"> is used to run a Hadoop job using a jar file.</text:span></text:p>
      <text:list xml:id="list3120557295" text:style-name="L2">
        <text:list-item>
          <text:p text:style-name="P9"><text:span text:style-name="Source_20_Text"><text:span text:style-name="T28">WordCount.jar</text:span></text:span> is the name of the jar file that contains the <text:span text:style-name="Source_20_Text"><text:span text:style-name="T28">WordCount</text:span></text:span> class.</text:p>
        </text:list-item>
        <text:list-item>
          <text:p text:style-name="P9"><text:span text:style-name="Source_20_Text"><text:span text:style-name="T28">WordCount</text:span></text:span> is the name of the class that contains the <text:span text:style-name="T2">main method</text:span> for the Hadoop job.</text:p>
        </text:list-item>
        <text:list-item>
          <text:p text:style-name="P9"><text:span text:style-name="Source_20_Text"><text:span text:style-name="T28">/user/hadoop/input.txt</text:span></text:span> is the path to the input file for the Hadoop job.</text:p>
        </text:list-item>
        <text:list-item>
          <text:p text:style-name="P10"><text:span text:style-name="Source_20_Text"><text:span text:style-name="T28">/user/hadoop/output</text:span></text:span> is the path to the output directory for the Hadoop job.</text:p>
        </text:list-item>
      </text:list>
      <text:p text:style-name="P6"><text:span text:style-name="T25">Fo output if run more than twice ake sure to change the name ex output1</text:span></text:p>
      <text:p text:style-name="P6"><text:span text:style-name="T25"/></text:p>
      <text:p text:style-name="P7"><text:span text:style-name="T2">Step 6 : Displaying the output<text:line-break/><text:line-break/>hadoop fs -cat /user/hadoop/</text:span><text:span text:style-name="T15">wordoutput/</text:span><text:span text:style-name="T2">part-r-00000<text:line-break/><text:line-break/>wordoutput: is the name of outfile u used in prev command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3T09:02:36.494178034</meta:creation-date>
    <dc:date>2024-04-03T09:53:19.966792147</dc:date>
    <meta:editing-duration>PT6M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76" meta:word-count="460" meta:character-count="4184" meta:non-whitespace-character-count="3525"/>
  </office:meta>
</office:document-meta>
</file>